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 INDUSTRIAS DORITA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JERO NORIEGA, CARLOS AUG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IJERO NORIEGA, SUNI CAROL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9588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21:58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